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82cee" officeooo:paragraph-rsid="00182cee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Standard">
      <style:text-properties officeooo:rsid="00182cee" officeooo:paragraph-rsid="00182cee"/>
    </style:style>
    <style:style style:name="P4" style:family="paragraph" style:parent-style-name="Standard">
      <style:text-properties officeooo:rsid="0018fc03" officeooo:paragraph-rsid="0018fc03"/>
    </style:style>
    <style:style style:name="T1" style:family="text">
      <style:text-properties officeooo:rsid="0018fc03"/>
    </style:style>
    <style:style style:name="T2" style:family="text">
      <style:text-properties officeooo:rsid="001992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plore 5</text:p>
      <text:p text:style-name="P4">Timothy Ford</text:p>
      <text:p text:style-name="P3"/>
      <text:p text:style-name="P3">1. Free displays <text:span text:style-name="T2">kilo</text:span>bytes by default but you can append the -m option to get mebibytes</text:p>
      <text:p text:style-name="P3"/>
      <text:p text:style-name="P3">2. Hugepage must be set at boot time</text:p>
      <text:p text:style-name="P3"/>
      <text:p text:style-name="P3">3. vmstat gets its info from</text:p>
      <text:p text:style-name="P3"/>
      <text:p text:style-name="P1">/proc/meminfo</text:p>
      <text:p text:style-name="Preformatted_20_Text">/proc/stat</text:p>
      <text:p text:style-name="P2">/proc/*/stat</text:p>
      <text:p text:style-name="P3">4.</text:p>
      <text:p text:style-name="P3">a) green is used memory, blue is buffers, yellow is cache</text:p>
      <text:p text:style-name="P3"/>
      <text:p text:style-name="P3">b) Load average is a metric used for system load that is an average of running plus waiting threads. Htop has 3, one for 1, 5 and 15 minutes.</text:p>
      <text:p text:style-name="P3"/>
      <text:p text:style-name="P3">c) <text:span text:style-name="T1">running htop, pressing shift-m will order by memory usage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6T12:44:34.394000000</meta:creation-date>
    <dc:date>2021-03-26T13:27:13.618000000</dc:date>
    <meta:editing-duration>PT5M47S</meta:editing-duration>
    <meta:editing-cycles>2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2" meta:word-count="88" meta:character-count="467" meta:non-whitespace-character-count="391"/>
  </office:meta>
</office:document-meta>
</file>